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( TcpConnectionHandler &lt; P &gt; connectionHandler , ReconnectStrategy reconnectStrate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nect( TcpConnectionHandler &lt; P &gt; connection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